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7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8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9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0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1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paragraph-properties fo:margin-left="0.4916in">
        <style:tab-stops/>
      </style:paragraph-properties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P17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8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19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20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21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22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23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24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paragraph-properties fo:text-indent="0.4916in"/>
      <style:text-properties fo:font-size="14pt" style:font-size-asian="14pt" style:font-size-complex="14pt"/>
    </style:style>
    <style:style style:name="P28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1" style:parent-style-name="Normal" style:family="paragraph">
      <style:paragraph-properties fo:margin-left="0.4916in">
        <style:tab-stops/>
      </style:paragraph-properties>
    </style:style>
    <style:style style:name="T32" style:parent-style-name="DefaultParagraphFont" style:family="text">
      <style:text-properties fo:font-size="14pt" style:font-size-asian="14pt" style:font-size-complex="14pt"/>
    </style:style>
    <style:style style:name="T33" style:parent-style-name="DefaultParagraphFont" style:family="text">
      <style:text-properties fo:font-size="14pt" style:font-size-asian="14pt" style:font-size-complex="14pt"/>
    </style:style>
    <style:style style:name="P34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35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36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37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38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39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40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41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42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43" style:parent-style-name="Normal" style:family="paragraph">
      <style:paragraph-properties fo:text-indent="0.4916in"/>
      <style:text-properties fo:font-size="14pt" style:font-size-asian="14pt" style:font-size-complex="14pt"/>
    </style:style>
    <style:style style:name="P44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45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46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47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48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49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50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5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4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55" style:parent-style-name="Normal" style:family="paragraph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58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59" style:parent-style-name="Normal" style:family="paragraph">
      <style:text-properties fo:font-size="14pt" style:font-size-asian="14pt" style:font-size-complex="14pt"/>
    </style:style>
    <style:style style:name="P60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61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62" style:parent-style-name="Normal" style:family="paragraph">
      <style:text-properties fo:font-size="14pt" style:font-size-asian="14pt" style:font-size-complex="14pt"/>
    </style:style>
    <style:style style:name="P63" style:parent-style-name="Normal" style:family="paragraph">
      <style:text-properties fo:font-size="14pt" style:font-size-asian="14pt" style:font-size-complex="14pt"/>
    </style:style>
    <style:style style:name="P64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65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66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67" style:parent-style-name="Normal" style:family="paragraph">
      <style:text-properties fo:font-size="14pt" style:font-size-asian="14pt" style:font-size-complex="14pt"/>
    </style:style>
    <style:style style:name="P68" style:parent-style-name="Normal" style:family="paragraph">
      <style:text-properties fo:font-size="14pt" style:font-size-asian="14pt" style:font-size-complex="14pt"/>
    </style:style>
    <style:style style:name="P69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70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71" style:parent-style-name="Normal" style:family="paragraph">
      <style:text-properties fo:font-size="14pt" style:font-size-asian="14pt" style:font-size-complex="14pt"/>
    </style:style>
    <style:style style:name="P7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7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5" style:parent-style-name="DefaultParagraphFont" style:family="text">
      <style:text-properties fo:font-size="14pt" style:font-size-asian="14pt" style:font-size-complex="14pt"/>
    </style:style>
    <style:style style:name="T76" style:parent-style-name="DefaultParagraphFont" style:family="text">
      <style:text-properties fo:font-size="14pt" style:font-size-asian="14pt" style:font-size-complex="14pt"/>
    </style:style>
    <style:style style:name="P77" style:parent-style-name="Normal" style:family="paragraph">
      <style:text-properties fo:font-size="14pt" style:font-size-asian="14pt" style:font-size-complex="14pt"/>
    </style:style>
    <style:style style:name="P78" style:parent-style-name="Normal" style:family="paragraph">
      <style:text-properties fo:font-size="14pt" style:font-size-asian="14pt" style:font-size-complex="14pt"/>
    </style:style>
    <style:style style:name="P79" style:parent-style-name="Normal" style:family="paragraph">
      <style:text-properties fo:font-size="14pt" style:font-size-asian="14pt" style:font-size-complex="14pt"/>
    </style:style>
    <style:style style:name="P80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81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82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83" style:parent-style-name="Normal" style:family="paragraph">
      <style:text-properties fo:font-size="14pt" style:font-size-asian="14pt" style:font-size-complex="14pt"/>
    </style:style>
    <style:style style:name="P8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85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86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87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88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89" style:parent-style-name="Normal" style:family="paragraph">
      <style:text-properties fo:font-size="14pt" style:font-size-asian="14pt" style:font-size-complex="14pt"/>
    </style:style>
    <style:style style:name="P90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91" style:parent-style-name="Normal" style:family="paragraph">
      <style:text-properties fo:font-size="14pt" style:font-size-asian="14pt" style:font-size-complex="14pt"/>
    </style:style>
    <style:style style:name="P92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93" style:parent-style-name="Normal" style:family="paragraph">
      <style:text-properties fo:font-size="14pt" style:font-size-asian="14pt" style:font-size-complex="14pt"/>
    </style:style>
    <style:style style:name="P94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95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96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9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9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99" style:parent-style-name="Normal" style:family="paragraph">
      <style:text-properties fo:font-size="14pt" style:font-size-asian="14pt" style:font-size-complex="14pt"/>
    </style:style>
    <style:style style:name="P100" style:parent-style-name="Normal" style:family="paragraph">
      <style:text-properties fo:font-size="14pt" style:font-size-asian="14pt" style:font-size-complex="14pt"/>
    </style:style>
    <style:style style:name="P101" style:parent-style-name="Normal" style:family="paragraph">
      <style:text-properties fo:font-size="14pt" style:font-size-asian="14pt" style:font-size-complex="14pt"/>
    </style:style>
    <style:style style:name="P102" style:parent-style-name="Normal" style:family="paragraph">
      <style:text-properties fo:font-size="14pt" style:font-size-asian="14pt" style:font-size-complex="14pt"/>
    </style:style>
    <style:style style:name="P103" style:parent-style-name="Normal" style:family="paragraph">
      <style:text-properties fo:font-size="14pt" style:font-size-asian="14pt" style:font-size-complex="14pt"/>
    </style:style>
    <style:style style:name="P104" style:parent-style-name="Normal" style:family="paragraph">
      <style:text-properties fo:font-size="14pt" style:font-size-asian="14pt" style:font-size-complex="14pt"/>
    </style:style>
    <style:style style:name="P105" style:parent-style-name="Normal" style:family="paragraph">
      <style:text-properties fo:font-size="14pt" style:font-size-asian="14pt" style:font-size-complex="14pt"/>
    </style:style>
    <style:style style:name="P106" style:parent-style-name="Normal" style:family="paragraph">
      <style:text-properties fo:font-size="14pt" style:font-size-asian="14pt" style:font-size-complex="14pt"/>
    </style:style>
    <style:style style:name="P107" style:parent-style-name="Normal" style:family="paragraph">
      <style:text-properties fo:font-size="14pt" style:font-size-asian="14pt" style:font-size-complex="14pt"/>
    </style:style>
    <style:style style:name="P108" style:parent-style-name="Normal" style:family="paragraph">
      <style:text-properties fo:font-size="14pt" style:font-size-asian="14pt" style:font-size-complex="14pt"/>
    </style:style>
    <style:style style:name="P109" style:parent-style-name="Normal" style:family="paragraph">
      <style:text-properties fo:font-size="14pt" style:font-size-asian="14pt" style:font-size-complex="14pt"/>
    </style:style>
    <style:style style:name="P110" style:parent-style-name="Normal" style:family="paragraph">
      <style:text-properties fo:font-size="14pt" style:font-size-asian="14pt" style:font-size-complex="14pt"/>
    </style:style>
    <style:style style:name="P111" style:parent-style-name="Normal" style:family="paragraph">
      <style:text-properties fo:font-size="14pt" style:font-size-asian="14pt" style:font-size-complex="14pt"/>
    </style:style>
    <style:style style:name="P112" style:parent-style-name="Normal" style:family="paragraph">
      <style:text-properties fo:font-size="14pt" style:font-size-asian="14pt" style:font-size-complex="14pt"/>
    </style:style>
    <style:style style:name="P113" style:parent-style-name="Normal" style:family="paragraph">
      <style:text-properties fo:font-size="14pt" style:font-size-asian="14pt" style:font-size-complex="14pt"/>
    </style:style>
    <style:style style:name="P114" style:parent-style-name="Normal" style:family="paragraph">
      <style:text-properties fo:font-size="14pt" style:font-size-asian="14pt" style:font-size-complex="14pt"/>
    </style:style>
    <style:style style:name="P115" style:parent-style-name="Normal" style:family="paragraph">
      <style:text-properties fo:font-size="14pt" style:font-size-asian="14pt" style:font-size-complex="14pt"/>
    </style:style>
    <style:style style:name="P11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2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2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2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2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24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125" style:parent-style-name="Strong" style:family="text">
      <style:text-properties style:font-name-complex="Calibri" fo:font-weight="normal" style:font-weight-asian="normal" style:font-weight-complex="normal" fo:font-size="14pt" style:font-size-asian="14pt" style:font-size-complex="14pt"/>
    </style:style>
    <style:style style:name="P126" style:parent-style-name="Default" style:family="paragraph">
      <style:paragraph-properties fo:margin-top="0.002in"/>
    </style:style>
    <style:style style:name="T127" style:parent-style-name="DefaultParagraphFont" style:family="text">
      <style:text-properties style:use-window-font-color="true" fo:font-size="14pt" style:font-size-asian="14pt" style:font-size-complex="14pt"/>
    </style:style>
    <style:style style:name="T128" style:parent-style-name="DefaultParagraphFont" style:family="text">
      <style:text-properties fo:font-style="italic" style:font-style-asian="italic" style:font-style-complex="italic" style:use-window-font-color="true" fo:font-size="14pt" style:font-size-asian="14pt" style:font-size-complex="14pt"/>
    </style:style>
    <style:style style:name="P129" style:parent-style-name="Default" style:family="paragraph">
      <style:paragraph-properties fo:margin-top="0.002in"/>
    </style:style>
    <style:style style:name="T130" style:parent-style-name="DefaultParagraphFont" style:family="text">
      <style:text-properties style:use-window-font-color="true" fo:font-size="14pt" style:font-size-asian="14pt" style:font-size-complex="14pt"/>
    </style:style>
    <style:style style:name="T131" style:parent-style-name="DefaultParagraphFont" style:family="text">
      <style:text-properties fo:font-style="italic" style:font-style-asian="italic" style:font-style-complex="italic" style:use-window-font-color="true" fo:font-size="14pt" style:font-size-asian="14pt" style:font-size-complex="14pt"/>
    </style:style>
    <style:style style:name="T132" style:parent-style-name="DefaultParagraphFont" style:family="text">
      <style:text-properties fo:font-style="italic" style:font-style-asian="italic" style:font-style-complex="italic" style:use-window-font-color="true" fo:font-size="14pt" style:font-size-asian="14pt" style:font-size-complex="14pt"/>
    </style:style>
    <style:style style:name="P133" style:parent-style-name="Default" style:family="paragraph">
      <style:paragraph-properties fo:margin-top="0.002in"/>
    </style:style>
    <style:style style:name="T134" style:parent-style-name="DefaultParagraphFont" style:family="text">
      <style:text-properties style:use-window-font-color="true" fo:font-size="14pt" style:font-size-asian="14pt" style:font-size-complex="14pt"/>
    </style:style>
    <style:style style:name="T135" style:parent-style-name="DefaultParagraphFont" style:family="text">
      <style:text-properties fo:font-style="italic" style:font-style-asian="italic" style:font-style-complex="italic" style:use-window-font-color="true" fo:font-size="14pt" style:font-size-asian="14pt" style:font-size-complex="14pt"/>
    </style:style>
    <style:style style:name="P136" style:parent-style-name="Normal" style:family="paragraph">
      <style:text-properties fo:font-size="14pt" style:font-size-asian="14pt" style:font-size-complex="14pt"/>
    </style:style>
    <style:style style:name="P137" style:parent-style-name="Normal" style:family="paragraph">
      <style:text-properties fo:font-size="14pt" style:font-size-asian="14pt" style:font-size-complex="14pt"/>
    </style:style>
    <style:style style:name="T138" style:parent-style-name="DefaultParagraphFont" style:family="text">
      <style:text-properties fo:font-size="14pt" style:font-size-asian="14pt" style:font-size-complex="14pt"/>
    </style:style>
    <style:style style:name="T139" style:parent-style-name="Strong" style:family="text">
      <style:text-properties style:font-name-complex="Calibri" fo:font-weight="normal" style:font-weight-asian="normal" style:font-weight-complex="normal" fo:font-size="14pt" style:font-size-asian="14pt" style:font-size-complex="14pt"/>
    </style:style>
    <style:style style:name="T140" style:parent-style-name="DefaultParagraphFont" style:family="text">
      <style:text-properties style:font-name-complex="Calibri" fo:font-size="14pt" style:font-size-asian="14pt" style:font-size-complex="14pt"/>
    </style:style>
    <style:style style:name="T141" style:parent-style-name="Strong" style:family="text">
      <style:text-properties style:font-name-complex="Calibri" fo:font-weight="normal" style:font-weight-asian="normal" style:font-weight-complex="normal" fo:font-size="14pt" style:font-size-asian="14pt" style:font-size-complex="14pt"/>
    </style:style>
    <style:style style:name="T142" style:parent-style-name="DefaultParagraphFont" style:family="text">
      <style:text-properties style:font-name-complex="Calibri" fo:font-size="14pt" style:font-size-asian="14pt" style:font-size-complex="14pt"/>
    </style:style>
    <style:style style:name="T143" style:parent-style-name="Strong" style:family="text">
      <style:text-properties style:font-name-complex="Calibri" fo:font-weight="normal" style:font-weight-asian="normal" style:font-weight-complex="normal" fo:font-size="14pt" style:font-size-asian="14pt" style:font-size-complex="14pt"/>
    </style:style>
    <style:style style:name="T14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4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46" style:parent-style-name="DefaultParagraphFont" style:family="text">
      <style:text-properties fo:font-size="14pt" style:font-size-asian="14pt" style:font-size-complex="14pt"/>
    </style:style>
    <style:style style:name="T147" style:parent-style-name="DefaultParagraphFont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148" style:parent-style-name="DefaultParagraphFont" style:family="text">
      <style:text-properties fo:font-size="14pt" style:font-size-asian="14pt" style:font-size-complex="14pt"/>
    </style:style>
    <style:style style:name="P149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150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T15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52" style:parent-style-name="DefaultParagraphFont" style:family="text">
      <style:text-properties fo:font-size="14pt" style:font-size-asian="14pt" style:font-size-complex="14pt"/>
    </style:style>
    <style:style style:name="T153" style:parent-style-name="DefaultParagraphFont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P154" style:parent-style-name="Normal" style:family="paragraph">
      <style:text-properties fo:font-size="14pt" style:font-size-asian="14pt" style:font-size-complex="14pt"/>
    </style:style>
    <style:style style:name="P155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T15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57" style:parent-style-name="DefaultParagraphFont" style:family="text">
      <style:text-properties fo:font-size="14pt" style:font-size-asian="14pt" style:font-size-complex="14pt"/>
    </style:style>
    <style:style style:name="T158" style:parent-style-name="DefaultParagraphFont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P159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60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61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62" style:parent-style-name="Normal" style:family="paragraph">
      <style:text-properties fo:font-size="14pt" style:font-size-asian="14pt" style:font-size-complex="14pt"/>
    </style:style>
    <style:style style:name="P163" style:parent-style-name="Normal" style:family="paragraph">
      <style:text-properties fo:font-size="14pt" style:font-size-asian="14pt" style:font-size-complex="14pt"/>
    </style:style>
    <style:style style:name="P164" style:parent-style-name="Normal" style:family="paragraph">
      <style:text-properties fo:font-size="14pt" style:font-size-asian="14pt" style:font-size-complex="14pt"/>
    </style:style>
    <style:style style:name="P165" style:parent-style-name="Normal" style:family="paragraph">
      <style:text-properties fo:font-size="14pt" style:font-size-asian="14pt" style:font-size-complex="14pt"/>
    </style:style>
    <style:style style:name="P166" style:parent-style-name="Normal" style:family="paragraph">
      <style:text-properties fo:font-size="14pt" style:font-size-asian="14pt" style:font-size-complex="14pt"/>
    </style:style>
    <style:style style:name="P167" style:parent-style-name="Normal" style:family="paragraph">
      <style:text-properties fo:font-size="14pt" style:font-size-asian="14pt" style:font-size-complex="14pt"/>
    </style:style>
    <style:style style:name="P168" style:parent-style-name="Default" style:family="paragraph">
      <style:paragraph-properties fo:margin-top="0.002in"/>
      <style:text-properties style:use-window-font-color="true" fo:font-size="14pt" style:font-size-asian="14pt" style:font-size-complex="14pt"/>
    </style:style>
    <style:style style:name="P169" style:parent-style-name="Default" style:family="paragraph">
      <style:paragraph-properties fo:margin-top="0.002in"/>
      <style:text-properties style:use-window-font-color="true" fo:font-size="14pt" style:font-size-asian="14pt" style:font-size-complex="14pt"/>
    </style:style>
    <style:style style:name="P170" style:parent-style-name="Default" style:family="paragraph">
      <style:paragraph-properties fo:margin-top="0.002in"/>
      <style:text-properties style:use-window-font-color="true" fo:font-size="14pt" style:font-size-asian="14pt" style:font-size-complex="14pt"/>
    </style:style>
    <style:style style:name="P171" style:parent-style-name="Default" style:family="paragraph">
      <style:paragraph-properties fo:margin-top="0.002in"/>
      <style:text-properties style:use-window-font-color="true" fo:font-size="14pt" style:font-size-asian="14pt" style:font-size-complex="14pt"/>
    </style:style>
    <style:style style:name="P172" style:parent-style-name="Default" style:family="paragraph">
      <style:paragraph-properties fo:margin-top="0.002in" fo:margin-left="1.4118in">
        <style:tab-stops/>
      </style:paragraph-properties>
      <style:text-properties style:use-window-font-color="true" fo:font-size="28pt" style:font-size-asian="28pt" style:font-size-complex="28pt"/>
    </style:style>
    <style:style style:name="P17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7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7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7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7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7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7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8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<text:span text:style-name="T2">Funzionalità</text:span><text:span text:style-name="T3">:</text:span></text:p>
      <text:p text:style-name="P4"/>
      <text:p text:style-name="P5">Utenti<text:s/></text:p>
      <text:p text:style-name="P6">Login e registrazione nuovo utente in autonomia con controlli correttezza inserimento dati nel form <text:s/>(mail, data nascita, univocità userID, campi vuoti, corrispondenza password )</text:p>
      <text:p text:style-name="P7">Registrazione nuovo utente da<text:s/>parte dell’amministratore con scelta della tipologia. Stessi controlli dei precedenti.<text:s/></text:p>
      <text:p text:style-name="P8">La password nel database viene criptata tramite hash.</text:p>
      <text:p text:style-name="P9">Pannello informativo e riepilogativo dei dati dell’utente loggato.</text:p>
      <text:p text:style-name="P10">Possibilità di logout.</text:p>
      <text:p text:style-name="P11">Gestione accessi nelle pagine. Se l’utente non ha i permessi non può accedere ad una specifica pagina. ( Es l’utente non può accedere nella pagina di inserimento prodotto, anche se digita il link della pagina come URL).</text:p>
      <text:p text:style-name="P12"/>
      <text:p text:style-name="P13">Prodotti</text:p>
      <text:p text:style-name="P14"><text:span text:style-name="T15">La visualizzazione e le azioni possibili in questa</text:span><text:span text:style-name="T16"><text:s/>pagina dipendono dall’utente che è loggato</text:span></text:p>
      <text:p text:style-name="P17">Comuni:</text:p>
      <text:p text:style-name="P18">Visualizzazione di tutti i prodotti disponibili mediante schede prodotto, in cui viene specificato il nome del prodotto , la descrizione, la tipologia, il prezzo e la relativa immagine caricata.</text:p>
      <text:p text:style-name="P19">Se amministratore:</text:p>
      <text:p text:style-name="P20">Possibilità di modifica quantità prodotti per poter effettuare il rifornimento del prodotto nel caso in cui il prodotto non sia più disponibile.</text:p>
      <text:p text:style-name="P21"/>
      <text:p text:style-name="P22">Possibilità di aggiunta di un nuovo prodotto attraverso un form di inserimento con relativi<text:s/>controlli.</text:p>
      <text:p text:style-name="P23"/>
      <text:p text:style-name="P24">Eliminazione prodotto.</text:p>
      <text:p text:style-name="P25"><text:tab/></text:p>
      <text:p text:style-name="P26"/>
      <text:p text:style-name="P27">Se user:</text:p>
      <text:p text:style-name="P28">Possibilità di aggiungere una determinata quantità del prodotto nel carrello e visualizzazione della quantità disponibile in stock.</text:p>
      <text:p text:style-name="P29"/>
      <text:p text:style-name="P30">Make drink</text:p>
      <text:p text:style-name="P31"><text:span text:style-name="T32">La visualizzazione e le azioni possibili in questa pagina dipendo</text:span><text:span text:style-name="T33">no dall’utente che è loggato</text:span></text:p>
      <text:p text:style-name="P34">Comuni:</text:p>
      <text:p text:style-name="P35">Visualizzazione di tutti gli ingredienti disponibili tramite schede ingredienti riepilogative per la creazione di un drink , con suddivisione in categorie</text:p>
      <text:p text:style-name="P36">Se amministratore:</text:p>
      <text:p text:style-name="P37">Possibilità di modifica quantità ingredienti<text:s/>per poter effettuare il rifornimento dell’ingrediente nel caso in cui l’ingrediente non sia più disponibile.</text:p>
      <text:p text:style-name="P38"/>
      <text:p text:style-name="P39">Possibilità di aggiunta di un nuovo ingrediente attraverso un form di inserimento con relativi controlli.</text:p>
      <text:p text:style-name="P40"/>
      <text:p text:style-name="P41">Eliminazione ingrediente.</text:p>
      <text:p text:style-name="P42"/>
      <text:p text:style-name="P43">Se user:</text:p>
      <text:p text:style-name="P44">Visualizzazione di una tabella dinamica che indica gli ingredienti e le quantità selezionate per il drink, con ulteriori informazioni inerenti al prezzo attuale.</text:p>
      <text:p text:style-name="P45"/>
      <text:p text:style-name="P46">Possibilità di rimozione di un ingrediente già aggiunto in tabella.</text:p>
      <text:p text:style-name="P47"/>
      <text:p text:style-name="P48">Possibilità di reset<text:s/>completo tabella.</text:p>
      <text:p text:style-name="P49"/>
      <text:p text:style-name="P50">Possibilità di inserimento del numero di drink che si vuole ordinare.<text:s/></text:p>
      <text:p text:style-name="P51"/>
      <text:p text:style-name="P52"/>
      <text:soft-page-break/>
      <text:p text:style-name="P53">Orders</text:p>
      <text:p text:style-name="P54">La visualizzazione e le azioni possibili in questa pagina dipendono dall’utente che è loggato</text:p>
      <text:p text:style-name="P55"/>
      <text:p text:style-name="P56"><text:tab/>Se user:</text:p>
      <text:p text:style-name="P57">TAB1 (All Orders), visualizzazione <text:s/>di tutti gli<text:s/>ordini che lo specifico utente ha effettuato.</text:p>
      <text:p text:style-name="P58">TAB2 (Orders being processed), visualizzazione di tutti gli ordini che sono in corso, quindi non consegnati.</text:p>
      <text:p text:style-name="P59"><text:tab/>Se express:</text:p>
      <text:p text:style-name="P60">TAB1(All Orders), visualizzazione <text:s/>di tutti gli ordini degli utenti che sono stati preparati e quindi pronti per la consegna.</text:p>
      <text:p text:style-name="P61">Possibilità limitata di aggiornare lo stato dell’ordine a “Shipping” e “Delivered”.</text:p>
      <text:p text:style-name="P62"/>
      <text:p text:style-name="P63"><text:tab/>Se amministratore:</text:p>
      <text:p text:style-name="P64">TAB1 (All Orders), visualizzazione <text:s/>di tutti gli ordini di tutti gli utenti<text:s/></text:p>
      <text:p text:style-name="P65">TAB2 (Orders being processed), visualizzazione di tutti gli ordini che devono essere preparati ( e poi successivamente spediti dall’express).</text:p>
      <text:p text:style-name="P66">Possibilità senza limiti di aggiornare lo stato dell’ordine a “To prepare” “Ready to delivery”, “Shipped”, “Delivered”</text:p>
      <text:p text:style-name="P67"/>
      <text:p text:style-name="P68"><text:tab/>Comune:</text:p>
      <text:p text:style-name="P69">Ogni ordine è rappresentato da una scheda riepilogativa in cui viene mostrato il numero dell’ordine, la data , lo stato in cui si trova e la descrizione contenente tutti i prodotti ordinati con i relativi prezzi.</text:p>
      <text:p text:style-name="P70">Nel caso in cui sia presente l’ordine di un drink personalizzato, è possibile cliccare e verrà visualizzata una pagina contenente gli ingredienti selezionati.</text:p>
      <text:p text:style-name="P71"/>
      <text:p text:style-name="P72"/>
      <text:soft-page-break/>
      <text:p text:style-name="P73">Shopping cart</text:p>
      <text:p text:style-name="Normal"><text:span text:style-name="T74"><text:tab/></text:span><text:span text:style-name="T75">L’aggiunta al carrello di un prodotto può essere fatta anche se non si è loggati,<text:s/></text:span><text:span text:style-name="T76"><text:tab/>ma per il pagamento è necessario il login.</text:span></text:p>
      <text:p text:style-name="P77"><text:tab/>Se admin:</text:p>
      <text:p text:style-name="P78"><text:tab/><text:tab/>Visualizza il carrello vuoto , in quanto non può effettuare acquisti.</text:p>
      <text:p text:style-name="P79"><text:tab/>Se user o express:</text:p>
      <text:p text:style-name="P80">Visualizza un carrello riepilogativo con tutti i prodotti inseriti e drink creati.<text:tab/></text:p>
      <text:p text:style-name="P81">Possibilità di rimuovere un prodotto dal carrello e di<text:s/>aumentare/diminuire la quantità.</text:p>
      <text:p text:style-name="P82">Pagamento simulato.</text:p>
      <text:p text:style-name="P83"/>
      <text:p text:style-name="P84">Notifications</text:p>
      <text:p text:style-name="P85">La visualizzazione e le azioni possibili in questa pagina dipendono dall’utente che è loggato.</text:p>
      <text:p text:style-name="P86"/>
      <text:p text:style-name="P87">Comune:</text:p>
      <text:p text:style-name="P88"><text:tab/>Possibilità di cancellazione notifiche.</text:p>
      <text:p text:style-name="P89"><text:tab/>Se admin:</text:p>
      <text:p text:style-name="P90">Visualizza le notifiche relative<text:s/>al sold-out di un prodotto e ad un nuovo ordine da preparare, con relativa descrizione.</text:p>
      <text:p text:style-name="P91"><text:tab/>Se user:</text:p>
      <text:p text:style-name="P92">Visualizza le notifiche relative ad un suo nuovo ordine con relativa descrizione e i cambi di stato dell’ordine.</text:p>
      <text:p text:style-name="P93"><text:tab/>Se express:</text:p>
      <text:p text:style-name="P94">Visualizza le notifiche relative ad un nuovo ordine che è stato preparato ed è quindi da consegnare.</text:p>
      <text:p text:style-name="P95"/>
      <text:p text:style-name="P96"/>
      <text:p text:style-name="P97"/>
      <text:soft-page-break/>
      <text:p text:style-name="P98">Validazione</text:p>
      <text:p text:style-name="P99">Errori validazione:</text:p>
      <text:p text:style-name="P100"/>
      <text:p text:style-name="P101">- ID duplicati, durante generazione codice con php tramite cicli<text:s/></text:p>
      <text:p text:style-name="P102">- Mancati attributi<text:s/></text:p>
      <text:p text:style-name="P103">- aria-controls attributo</text:p>
      <text:p text:style-name="P104">- label con il for, non c’era la<text:s/>referenza dell’id</text:p>
      <text:p text:style-name="P105">- inseriti dei tag h dentro i bottoni</text:p>
      <text:p text:style-name="P106">- figcaption non incluso all’interno di figure</text:p>
      <text:p text:style-name="P107">- mancato inserimento fieldset per input</text:p>
      <text:p text:style-name="P108">- inserimento value errato <text:s/>nell’input (era inutile)</text:p>
      <text:p text:style-name="P109">- tag non chiusi</text:p>
      <text:p text:style-name="P110">-mancato attributo scope nelle<text:s/>tabelle</text:p>
      <text:p text:style-name="P111">- errori di innestazione tag</text:p>
      <text:p text:style-name="P112">- mancato attributo alt nelle immagini per accessibilità</text:p>
      <text:p text:style-name="P113"/>
      <text:p text:style-name="P114">Errori trovati di accessibilità non risolti, in quanto è stato necessario scendere a compromessi di Bootstrap:</text:p>
      <text:p text:style-name="P115">-icone del carrello, utente e notifiche. Utilizzano il tag &lt;i&gt; da documentazione. In realtà non andrebbe usato questo tag per le icone.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soft-page-break/>
      <text:p text:style-name="P124">Design e mockup</text:p>
      <text:p text:style-name="Normal"><text:span text:style-name="T125">Il processo produttivo per lo sviluppo del design del nostro sito ha portato l’attenzione su queste caratteristiche chiave:<text:s/></text:span></text:p>
      <text:p text:style-name="P126"><text:span text:style-name="T127">-</text:span><text:span text:style-name="T128">Mobile First</text:span></text:p>
      <text:p text:style-name="P129"><text:span text:style-name="T130">-</text:span><text:span text:style-name="T131">User C</text:span><text:span text:style-name="T132">entered</text:span></text:p>
      <text:p text:style-name="P133"><text:span text:style-name="T134">-</text:span><text:span text:style-name="T135">Accessibile</text:span></text:p>
      <text:p text:style-name="P136"/>
      <text:p text:style-name="P137">Per la progettazione ci siamo affidati all’utilizzo delle personas e degli scenarios.</text:p>
      <text:p text:style-name="Normal"><text:span text:style-name="T138">In particolare, abbiamo individuato gli utenti target della nostra piattaforma, cercando di immaginare i loro<text:s/></text:span><text:span text:style-name="T139">bisogni</text:span><text:span text:style-name="T140">,<text:s/></text:span><text:span text:style-name="T141">comportamenti</text:span><text:span text:style-name="T142"><text:s/>ed i</text:span><text:span text:style-name="T143">nteressi.</text:span></text:p>
      <text:p text:style-name="Normal"><text:span text:style-name="T144">A</text:span><text:span text:style-name="T145">mministratore</text:span><text:span text:style-name="T146"><text:s/></text:span><text:span text:style-name="T147"></text:span><text:span text:style-name="T148"><text:s/></text:span></text:p>
      <text:p text:style-name="P149">Obbiettivi : migliorare la qualità e gestione del proprio servizio di vendita e-commerce.</text:p>
      <text:p text:style-name="P150">Motivazioni: gestione efficace e semplificata della gestione ordini / prodotti e ingredienti</text:p>
      <text:p text:style-name="Normal"><text:span text:style-name="T151">Corriere</text:span><text:span text:style-name="T152"><text:s/></text:span><text:span text:style-name="T153"></text:span></text:p>
      <text:p text:style-name="P154"><text:tab/>Obbiettivi: offrire uno strumento per<text:s/>agevolare questo servizio</text:p>
      <text:p text:style-name="P155">Motivazioni: gestione efficace e semplificata della gestione ordini<text:s/></text:p>
      <text:p text:style-name="Normal"><text:span text:style-name="T156">Cliente</text:span><text:span text:style-name="T157"><text:s/></text:span><text:span text:style-name="T158"></text:span></text:p>
      <text:p text:style-name="P159">Obbiettivi: Dare la possibilità ad un utente esperto nell’ambito del bar <text:s/>ed inesperto di fare acquisti di prodotti e drink già pronti, oppure crearne<text:s/>personalizzati</text:p>
      <text:p text:style-name="P160">Motivazioni: Avere un servizio completo che agevoli l’acquisto di prodotti e permetta all’utente di scatenare la propria creatività.</text:p>
      <text:p text:style-name="P161"/>
      <text:p text:style-name="P162">I mockup sono stati disegnati <text:s/>mediante il software Balsamiq durante la fase iniziale.</text:p>
      <text:p text:style-name="P163">Durante lo sviluppo<text:s/>e mediante focus-group, è stata fatta una rivalutazione delle bozze grafiche <text:s/>iniziali, ma in linea di massima è rimasta coerenza.</text:p>
      <text:p text:style-name="P164">In riferimento all’accessibilità , sono stati utilizzati tool di validazione colori e contrasti.</text:p>
      <text:p text:style-name="P165"><text:s/></text:p>
      <text:soft-page-break/>
      <text:p text:style-name="P166"><text:tab/></text:p>
      <text:p text:style-name="P167"/>
      <text:p text:style-name="Default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ssandro Zirondelli - alessandr.zirondelli@studio.unibo.it</meta:initial-creator>
    <dc:creator>Alessandro Zirondelli - alessandr.zirondelli@studio.unibo.it</dc:creator>
    <meta:creation-date>2022-05-28T14:46:00Z</meta:creation-date>
    <dc:date>2022-05-30T12:06:00Z</dc:date>
    <meta:template xlink:href="Normal.dotm" xlink:type="simple"/>
    <meta:editing-cycles>39</meta:editing-cycles>
    <meta:editing-duration>PT2340S</meta:editing-duration>
    <meta:document-statistic meta:page-count="7" meta:paragraph-count="13" meta:word-count="1016" meta:character-count="6796" meta:row-count="48" meta:non-whitespace-character-count="5793"/>
  </office:meta>
</office:document-meta>
</file>